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text-properties officeooo:paragraph-rsid="104dd9dc"/>
    </style:style>
    <style:style style:name="P44" style:family="paragraph" style:parent-style-name="Footnote">
      <style:text-properties officeooo:paragraph-rsid="104cbf6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1073611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font-name="Liberation Sans" fo:font-size="12pt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style:font-name="Liberation Sans" fo:font-size="10pt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officeooo:rsid="10048e31"/>
    </style:style>
    <style:style style:name="T175" style:family="text">
      <style:text-properties style:font-name="Liberation Sans" officeooo:rsid="10048e31"/>
    </style:style>
    <style:style style:name="T176" style:family="text">
      <style:text-properties officeooo:rsid="10048e31" style:font-size-asian="11pt" style:font-size-complex="11pt"/>
    </style:style>
    <style:style style:name="T17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9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0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officeooo:rsid="101b90cf"/>
    </style:style>
    <style:style style:name="T187" style:family="text">
      <style:text-properties officeooo:rsid="10b5b188"/>
    </style:style>
    <style:style style:name="T18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officeooo:rsid="101e15d6"/>
    </style:style>
    <style:style style:name="T191" style:family="text">
      <style:text-properties officeooo:rsid="10a19599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font-name="Liberation Sans" fo:font-size="12pt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0">Selecteer</text:span><text:span text:style-name="T96"> </text:span><text:span text:style-name="Strong_20_Emphasis"><text:span text:style-name="T101">1</text:span></text:span><text:span text:style-name="T102"> </text:span><text:span text:style-name="T103">Installatie voorbereiden</text:span><text:span text:style-name="T104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5">Start de computer op vanaf</text:span><text:span text:style-name="T105"><text:note text:id="ftn3" text:note-class="footnote"><text:note-citation>1</text:note-citation><text:note-body><text:p text:style-name="P41"><text:span text:style-name="T106">B</text:span><text:span text:style-name="T107">ootmenu/</text:span><text:span text:style-name="T106">S</text:span><text:span text:style-name="T107">etup</text:span><text:span text:style-name="T108"> via </text:span><text:span text:style-name="T109">é</text:span><text:span text:style-name="T110">é</text:span><text:span text:style-name="T106">n van de </text:span><text:span text:style-name="T111">V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5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2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3"><text:span text:style-name="T131">Maak een opstartbare USB-stick</text:span><text:span text:style-name="T132">:</text:span><text:span text:style-name="Strong_20_Emphasis"><text:span text:style-name="T133"><text:line-break/></text:span></text:span><text:span text:style-name="T134">D</text:span><text:span text:style-name="T135">ow</text:span><text:span text:style-name="T136">nload </text:span><text:span text:style-name="T137">e</text:span><text:span text:style-name="T138">e</text:span><text:span text:style-name="T139">n</text:span><text:span text:style-name="T140"> </text:span><text:span text:style-name="T141">CD</text:span><text:span text:style-name="T142">-beeldbestand</text:span><text:span text:style-name="T136"> </text:span><text:span text:style-name="T143">(.iso) </text:span><text:span text:style-name="T144">v</text:span><text:span text:style-name="T145">anaf</text:span><text:span text:style-name="T146"> </text:span><text:a xlink:type="simple" xlink:href="https://www.debian.org/" text:style-name="Internet_20_link" text:visited-style-name="Visited_20_Internet_20_Link"><text:span text:style-name="T147">debian.org</text:span></text:a><text:span text:style-name="T146">, </text:span><text:span text:style-name="T148">klik </text:span><text:span text:style-name="T149">op </text:span><text:span text:style-name="sterk_20_accent_20_voetnoot"><text:span text:style-name="T150">Andere</text:span></text:span><text:span text:style-name="sterk_20_accent_20_voetnoot"><text:span text:style-name="T151"> downloads (onder Download</text:span></text:span><text:span text:style-name="sterk_20_accent_20_voetnoot"><text:span text:style-name="T150">en</text:span></text:span><text:span text:style-name="sterk_20_accent_20_voetnoot"><text:span text:style-name="T151">)</text:span></text:span><text:span text:style-name="T149"> en vervolgens op </text:span><text:span text:style-name="sterk_20_accent_20_voetnoot"><text:span text:style-name="T151">Live-Gnome</text:span></text:span><text:span text:style-name="T149"> (onder </text:span><text:span text:style-name="T149"><text:user-field-get text:name="Distro">Debian</text:user-field-get></text:span><text:span text:style-name="T149"><text:s/>Live </text:span><text:span text:style-name="T152">uitproberen voordat u installeert</text:span><text:span text:style-name="T149">).</text:span></text:p><text:p text:style-name="P44"><text:span text:style-name="Strong_20_Emphasis"><text:span text:style-name="T153"><text:tab/></text:span></text:span><text:span text:style-name="T154">De volgende stappen staan beschreven in </text:span><text:span text:style-name="sterk_20_accent_20_voetnoot"><text:span text:style-name="T155">Linux informatie</text:span></text:span><text:span text:style-name="T154">, te vinden op </text:span><text:a xlink:type="simple" xlink:href="https://karelzimmer.nl/nl" text:style-name="Internet_20_link" text:visited-style-name="Visited_20_Internet_20_Link"><text:span text:style-name="T156">karelzimmer.nl/nl</text:span></text:a><text:span text:style-name="T154">.</text:span></text:p></text:note-body></text:note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0">Selecteer</text:span><text:span text:style-name="T158"> </text:span><text:span text:style-name="Strong_20_Emphasis"><text:span text:style-name="T159">Live </text:span></text:span><text:span text:style-name="Strong_20_Emphasis"><text:span text:style-name="T160">system (amd64)</text:span></text:span><text:span text:style-name="T161"> </text:span><text:span text:style-name="T162">en druk op de </text:span><text:span text:style-name="T163">Enter</text:span><text:span text:style-name="T164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65">Start de installatie</text:span><text:span text:style-name="T166"> </text:span><text:span text:style-name="T80">via </text:span><text:span text:style-name="T167">een </text:span><text:span text:style-name="T168">klik op </text:span><text:span text:style-name="Strong_20_Emphasis"><text:span text:style-name="T169">Activities</text:span></text:span><text:span text:style-name="T168"> en </text:span><text:span text:style-name="T170">een </text:span><text:span text:style-name="T168">klik op</text:span><text:span text:style-name="T171"> </text:span><text:span text:style-name="Strong_20_Emphasis"><text:span text:style-name="T172">Install Debia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74">Typ</text:span><text:span text:style-name="T175"> </text:span><text:span text:style-name="User_20_Entry"><text:span text:style-name="T176">live</text:span></text:span><text:span text:style-name="T175"> als</text:span><text:span text:style-name="T17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77">Volg de installatieschermen en vul deze in.</text:span></text:span><text:span text:style-name="T178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79">Maak verbinding met het </text:span><text:span text:style-name="T180">netwerk</text:span><text:span text:style-name="T179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65">Bij </text:span><text:span text:style-name="Strong_20_Emphasis"><text:span text:style-name="T181">Welcome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2">K</text:span><text:span text:style-name="T165">ies </text:span><text:span text:style-name="Strong_20_Emphasis"><text:span text:style-name="T181">Nederlands</text:span></text:span><text:span text:style-name="T165"> </text:span><text:span text:style-name="T183">en klik op </text:span><text:span text:style-name="Strong_20_Emphasis"><text:span text:style-name="T184">Volgend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85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86">B</text:span>ij <text:span text:style-name="T185">Regio</text:span> <text:span text:style-name="T186">kies</text:span> <text:span text:style-name="T185">Europa</text:span> 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85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0">K</text:span>ies <text:span text:style-name="T185">English (US)</text:span> <text:span text:style-name="T191">en </text:span><text:span text:style-name="Strong_20_Emphasis"><text:span text:style-name="T191">English (US, intl., with dead keys)</text:span></text:span><text:span text:style-name="T191">, </text:span>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2">Bij </text:span><text:span text:style-name="Strong_20_Emphasis"><text:span text:style-name="T193">Gebruikers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194">V</text:span><text:span text:style-name="T192">ul in </text:span><text:span text:style-name="Strong_20_Emphasis"><text:span text:style-name="T195">Wat is je naam?</text:span></text:span><text:span text:style-name="T196"> &lt;</text:span><text:span text:style-name="T197">gebruiker&gt;</text:span><text:span text:style-name="T198">,</text:span><text:span text:style-name="Strong_20_Emphasis"><text:span text:style-name="T199"><text:line-break/></text:span></text:span><text:span text:style-name="Strong_20_Emphasis"><text:span text:style-name="T195">Welke naam wil je gebruiken om in te loggen?</text:span></text:span><text:span text:style-name="T200"> &lt;</text:span><text:span text:style-name="T201">gebruikers</text:span><text:span text:style-name="T197">naam&gt;</text:span><text:span text:style-name="T165">,</text:span><text:span text:style-name="Strong_20_Emphasis"><text:span text:style-name="T202"><text:line-break/></text:span></text:span><text:span text:style-name="Strong_20_Emphasis"><text:span text:style-name="T203">Wat is de </text:span></text:span><text:span text:style-name="Strong_20_Emphasis"><text:span text:style-name="T195">naam van deze </text:span></text:span><text:span text:style-name="Strong_20_Emphasis"><text:span text:style-name="T203">computer</text:span></text:span><text:span text:style-name="Strong_20_Emphasis"><text:span text:style-name="T204"> </text:span></text:span><text:span text:style-name="T205">&lt;</text:span><text:span text:style-name="T197">computernaam&gt;</text:span><text:span text:style-name="T196">,</text:span></text:p>
            <text:p text:style-name="P66"><text:span text:style-name="T200">v</text:span><text:span text:style-name="T196">ul </text:span><text:span text:style-name="T206">tweemaal het </text:span><text:span text:style-name="Strong_20_Emphasis"><text:span text:style-name="T207">wachtwoord</text:span></text:span><text:span text:style-name="T206"> </text:span><text:span text:style-name="T196">in</text:span><text:span text:style-name="T208"> </text:span><text:span text:style-name="T183">en klik op </text:span><text:span text:style-name="Strong_20_Emphasis"><text:span text:style-name="T209">Volgende</text:span></text:span><text:span text:style-name="T183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0">Installatie </text:span></text:span><text:span text:style-name="Strong_20_Emphasis"><text:span text:style-name="T211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2">Aanmelden als </text:span><text:span text:style-name="T59">&lt;</text:span><text:span text:style-name="T61">gebruike</text:span><text:span text:style-name="T62">r&gt;</text:span><text:span text:style-name="T167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3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14">Volg de welkomstschermen.</text:span><text:span text:style-name="T215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16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17">Druk op de Super (Windows/command/vergrootglas) toets of klik in de linkerbovenhoek.</text:span><text:span text:style-name="T217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18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19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T74">T</text:span><text:span text:style-name="T75">yp </text:span><text:span text:style-name="User_20_Entry"><text:span text:style-name="T220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7"><text:span text:style-name="T100">Selecteer</text:span><text:span text:style-name="T221"> </text:span><text:span text:style-name="Strong_20_Emphasis"><text:span text:style-name="T222">3</text:span></text:span><text:span text:style-name="T223"> </text:span><text:span text:style-name="T224">Installatie</text:span><text:span text:style-name="T225"> </text:span><text:span text:style-name="T226">afronden</text:span><text:span text:style-name="T10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27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2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28">E</text:span><text:span text:style-name="T229">v</text:span><text:span text:style-name="T230">en</text:span><text:span text:style-name="T231">t</text:span><text:span text:style-name="T232">uele </text:span><text:span text:style-name="T233">extra </text:span><text:span text:style-name="T70">gebruiker</text:span><text:span text:style-name="T233">s aanmelden </text:span><text:span text:style-name="T234">en dezelfde stappen uitvoeren</text:span><text:span text:style-name="T235">.</text:span></text:p></text:note-body></text:note></text:span><text:span text:style-name="T212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36">Volg de welkomstschermen.</text:span><text:span text:style-name="T237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38">menu</text:span></text:span><text:span text:style-name="T77"> </text:span><text:span text:style-name="T74">op het activiteitenoverzicht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8">Installatiem</text:span></text:span><text:span text:style-name="Strong_20_Emphasis"><text:span text:style-name="T99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6" office:value-type="string">
            <text:p text:style-name="P99"><text:span text:style-name="T100">Selecteer</text:span><text:span text:style-name="T221"> </text:span><text:span text:style-name="Strong_20_Emphasis"><text:span text:style-name="T222">4</text:span></text:span><text:span text:style-name="T223"> </text:span><text:span text:style-name="T239">Gebruiker inrichten</text:span><text:span text:style-name="T104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0">E</text:span><text:span text:style-name="T241">inde c</text:span><text:span text:style-name="T242">hecklist, </text:span><text:span text:style-name="T243">d</text:span><text:span text:style-name="T242">e</text:span><text:span text:style-name="T244"> installatie van </text:span><text:span text:style-name="T244"><text:user-field-get text:name="Distro">Debian</text:user-field-get></text:span><text:span text:style-name="T116"><text:s/></text:span><text:span text:style-name="T117">Des</text:span><text:span text:style-name="T245">k</text:span><text:span text:style-name="T117">top</text:span><text:span text:style-name="T118"> </text:span><text:span text:style-name="T244">is voltooid.</text:span></text:p>
      <text:p text:style-name="P104"/>
      <text:list text:style-name="L2">
        <text:list-header>
          <text:p text:style-name="P105"><text:span text:style-name="T246">Geschreven door </text:span><text:a xlink:type="simple" xlink:href="mailto:info@karelzimmer.nl?subject=Checklist%20installatie%20Linux" text:style-name="Internet_20_link" text:visited-style-name="Visited_20_Internet_20_Link"><text:span text:style-name="T247">Karel Zimmer</text:span></text:a><text:span text:style-name="T248">.</text:span></text:p>
          <text:p text:style-name="P106"><text:span text:style-name="T249">Licentie </text:span><text:span text:style-name="T248">C</text:span><text:span text:style-name="T250">C0</text:span><text:span text:style-name="T248"> 1.0 </text:span><text:span text:style-name="T25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8-11T15:11:38.777051805">11-08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11:38.697792638</dc:date>
    <meta:keyword>Installatie</meta:keyword>
    <meta:keyword>Checklist</meta:keyword>
    <meta:keyword>Linux</meta:keyword>
    <meta:editing-cycles>7082</meta:editing-cycles>
    <meta:editing-duration>P12DT22H9M42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491" meta:character-count="3443" meta:non-whitespace-character-count="3002"/>
    <meta:user-defined meta:name="Info 1"/>
    <meta:user-defined meta:name="Info 2"/>
    <meta:user-defined meta:name="Info 3"/>
    <meta:user-defined meta:name="Info 4"/>
  </office:meta>
</office:document-meta>
</file>